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ui-monospace" fo:font-size="9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style:line-height-at-least="0.529cm" fo:padding="0cm" fo:border="none"/>
      <style:text-properties style:font-name="ui-monospace" fo:font-size="9pt"/>
    </style:style>
    <style:style style:name="P4" style:family="paragraph" style:parent-style-name="Table_20_Contents">
      <style:paragraph-properties style:line-height-at-least="0.529cm" fo:padding="0cm" fo:border="none"/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style:line-height-at-least="0.529cm" fo:padding="0cm" fo:border="non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fo:language="ru" fo:country="RU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Улучшить графику: добавить более реалистические текстуры и эффекты, чтобы создать более привлекательный визуальный опыт для игроков.</text:p>
      <text:p text:style-name="P4"/>
      <text:p text:style-name="P4">Расширить событийный геймплей: добавить новые задания, квесты и события, которые будут развиваться в процессе игры. Это позволит игрокам иметь более интересные и разнообразные задачи для выполнения.</text:p>
      <text:p text:style-name="P4"/>
      <text:p text:style-name="P4">Улучшить функциональность писания и рисования: предоставить игрокам возможность свободно писать и рисовать, возможно, в отдельном консольном окне. Это позволит исправить проблему текста, выпирающего на доске, и расширит возможности игроков.</text:p>
      <text:p text:style-name="P4"/>
      <text:p text:style-name="P4">Исправить проблему наложения текстур персонажей: добавить коллизии или разные локации для каждого персонажа, чтобы избежать наложения текстур при выполнении действий. Таким образом, игроки смогут видеть персонажей четко и понимать их действия.</text:p>
      <text:p text:style-name="P4"/>
      <text:p text:style-name="P4">Исправить баг с телепортацией при приближении к стенам: исправить эту ситуацию, чтобы игра стала более реалистичной и избежать нереалистической телепортации в другую комнату.</text:p>
      <text:p text:style-name="P4"/>
      <text:p text:style-name="P4">Добавить взаимодействие с предметами: сделать так, чтобы все добавленные предметы в игре имели какую-то роль или использование. Это позволит улучшить взаимодействие игрока с окружением и предметами в игре.</text:p>
      <text:p text:style-name="P4"/>
      <text:p text:style-name="P4">Внедрить препятствия: добавить различные препятствия, которые игрокам нужно будет преодолеть во время игры. Это создаст больше вызовов и добавит впечатлений в игру.</text:p>
      <text:p text:style-name="P4"/>
      <text:p text:style-name="P5"><text:span text:style-name="T3">Исправить баг с нарушением целостности игры в связи со строчкой имени: исправить эту проблему, чтобы игра работала корректно и игроки не сталкивались с ошибками и нарушениями игрового процесса </text:span><text:span text:style-name="T4">при контакте !СТРОКИ! Имени персонажа со стено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ртемий Мельников</meta:initial-creator>
    <meta:creation-date>2023-10-02T10:35:36.05</meta:creation-date>
    <meta:document-statistic meta:table-count="0" meta:image-count="0" meta:object-count="0" meta:page-count="1" meta:paragraph-count="8" meta:word-count="210" meta:character-count="1597"/>
    <dc:date>2023-10-02T10:40:16.28</dc:date>
    <dc:creator>Артемий Мельников</dc:creator>
    <meta:editing-duration>PT4M40S</meta:editing-duration>
    <meta:editing-cycles>1</meta:editing-cycles>
    <meta:generator>OpenOffice/4.1.11$Win32 OpenOffice.org_project/4111m1$Build-9808</meta:generator>
  </office:meta>
</office:document-meta>
</file>